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"/>
        <table:table-row table:style-name="ro1"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3" table:number-rows-spanned="1">
            <text:p>Timetable</text:p>
          </table:table-cell>
          <table:covered-table-cell table:number-columns-repeated="2"/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Hours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7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7" office:value-type="string" calcext:value-type="string" table:number-columns-spanned="5" table:number-rows-spanned="1">
            <text:p>Walking Skeleton, Router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7" office:value-type="string" calcext:value-type="string" table:number-columns-spanned="5" table:number-rows-spanned="1">
            <text:p>Notifications and Redux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7" office:value-type="string" calcext:value-type="string" table:number-columns-spanned="4" table:number-rows-spanned="1">
            <text:p>Upload Function, Directory, File Retrieval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7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/>
          <table:table-cell table:number-columns-repeated="1017"/>
        </table:table-row>
        <table:table-row table:style-name="ro1" table:number-rows-repeated="8">
          <table:table-cell table:number-columns-repeated="1023"/>
        </table:table-row>
        <table:table-row table:style-name="ro1">
          <table:table-cell table:style-name="ce3" office:value-type="string" calcext:value-type="string">
            <text:p>Currently:</text:p>
          </table:table-cell>
          <table:table-cell table:formula="of:=SUM([.B6:.B19])" office:value-type="float" office:value="22.5" calcext:value-type="float">
            <text:p>22,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eeded:</text:p>
          </table:table-cell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ft:</text:p>
          </table:table-cell>
          <table:table-cell table:formula="of:=[.B21]-[.B20]" office:value-type="float" office:value="157.5" calcext:value-type="float">
            <text:p>157,5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0">00.00.0000</text:date>, <text:time style:data-style-name="N2" text:time-value="15:59:48.43779608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19-11-10T16:00:30.176272881</dc:date>
    <meta:editing-duration>PT2H20S</meta:editing-duration>
    <meta:editing-cycles>11</meta:editing-cycles>
    <meta:generator>LibreOffice/6.0.7.3$Linux_X86_64 LibreOffice_project/00m0$Build-3</meta:generator>
    <meta:document-statistic meta:table-count="1" meta:cell-count="27" meta:object-count="0"/>
  </office:meta>
</office:document-meta>
</file>